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opacity="60%" draw:fill-color="#ffffff" draw:textarea-horizontal-align="justify" draw:textarea-vertical-align="middle" draw:auto-grow-height="false" fo:min-height="1.546cm" fo:min-width="1.296cm"/>
    </style:style>
    <style:style style:name="P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8.239cm" svg:y="4.556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.016cm" svg:y="11.03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1.287cm" svg:y="5.3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5.064cm" svg:y="5.44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54cm" svg:height="2.54cm" svg:x="11.414cm" svg:y="16.367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3.7cm" svg:y="7.60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3.7cm" svg:y="14.0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8.239cm" svg:y="17.12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5.064cm" svg:y="16.36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.778cm" svg:y="14.20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14.589cm" svg:y="10.9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2.54cm" svg:x="2.778cm" svg:y="7.98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9T20:46:07.693099384</meta:creation-date>
    <dc:date>2020-11-19T21:28:17.032635147</dc:date>
    <meta:editing-duration>PT42M9S</meta:editing-duration>
    <meta:editing-cycles>3</meta:editing-cycles>
    <meta:generator>LibreOffice/6.1.5.2$Linux_X86_64 LibreOffice_project/10$Build-2</meta:generator>
    <meta:document-statistic meta:object-count="12"/>
  </office:meta>
</office:document-meta>
</file>